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D0000017A9504862EF277AF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xkcd" svg:font-family="xkcd" style:font-pitch="variable"/>
    <style:font-face style:name="xkcd1" svg:font-family="xkcd" style:font-adornments="Bold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utlined">
      <style:graphic-properties svg:stroke-color="#ffffff" draw:fill="solid" draw:fill-color="#ffffff" draw:textarea-horizontal-align="justify" draw:textarea-vertical-align="middle" draw:auto-grow-height="false" fo:min-height="1.796cm" fo:min-width="20.846cm"/>
    </style:style>
    <style:style style:name="gr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995cm" fo:min-width="3.767cm"/>
    </style:style>
    <style:style style:name="gr4" style:family="graphic" style:parent-style-name="standard">
      <style:graphic-properties draw:textarea-horizontal-align="justify" draw:textarea-vertical-align="middle" draw:auto-grow-height="false" fo:min-height="2.933cm" fo:min-width="2.365cm"/>
    </style:style>
    <style:style style:name="gr5" style:family="graphic" style:parent-style-name="standard">
      <style:graphic-properties draw:stroke="none" svg:stroke-color="#000000" draw:fill="none" draw:fill-color="#ffffff" fo:min-height="2.1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29cm" fo:min-width="3.35cm"/>
    </style:style>
    <style:style style:name="gr7" style:family="graphic" style:parent-style-name="standard">
      <style:graphic-properties draw:textarea-horizontal-align="justify" draw:textarea-vertical-align="middle" draw:auto-grow-height="false" fo:min-height="1.819cm" fo:min-width="0.9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53cm"/>
    </style:style>
    <style:style style:name="gr9" style:family="graphic" style:parent-style-name="standard">
      <style:graphic-properties draw:textarea-horizontal-align="justify" draw:textarea-vertical-align="middle" draw:auto-grow-height="false" fo:min-height="0.896cm" fo:min-width="2.551cm"/>
    </style:style>
    <style:style style:name="gr10" style:family="graphic" style:parent-style-name="standard">
      <style:graphic-properties draw:stroke="none" svg:stroke-color="#000000" draw:fill="none" draw:fill-color="#ffffff" fo:min-height="4.3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83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83cm" fo:min-width="6.649cm"/>
    </style:style>
    <style:style style:name="gr13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33cm" fo:min-width="4.619cm"/>
    </style:style>
    <style:style style:name="gr15" style:family="graphic" style:parent-style-name="standard">
      <style:graphic-properties draw:textarea-horizontal-align="justify" draw:textarea-vertical-align="middle" draw:auto-grow-height="false" fo:min-height="0.611cm" fo:min-width="3.536cm"/>
    </style:style>
    <style:style style:name="gr16" style:family="graphic" style:parent-style-name="standard">
      <style:graphic-properties draw:stroke="none" svg:stroke-color="#000000" draw:fill="none" draw:fill-color="#ffffff" fo:min-height="2.34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33cm" fo:min-width="2.715cm"/>
    </style:style>
    <style:style style:name="gr18" style:family="graphic" style:parent-style-name="standard">
      <style:graphic-properties draw:textarea-horizontal-align="justify" draw:textarea-vertical-align="middle" draw:auto-grow-height="false" fo:min-height="1.469cm" fo:min-width="1.219cm"/>
    </style:style>
    <style:style style:name="gr19" style:family="graphic" style:parent-style-name="standard">
      <style:graphic-properties draw:stroke="none" svg:stroke-color="#000000" draw:fill="none" draw:fill-color="#ffffff" fo:min-height="1.4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96cm" fo:min-width="5.409cm"/>
    </style:style>
    <style:style style:name="gr21" style:family="graphic" style:parent-style-name="standard">
      <style:graphic-properties draw:textarea-horizontal-align="justify" draw:textarea-vertical-align="middle" draw:auto-grow-height="false" fo:min-height="3.22cm" fo:min-width="2.652cm"/>
    </style:style>
    <style:style style:name="gr22" style:family="graphic" style:parent-style-name="standard">
      <style:graphic-properties draw:stroke="none" svg:stroke-color="#000000" draw:fill="none" draw:fill-color="#ffffff" fo:min-height="2.97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469cm" fo:min-width="7.251cm"/>
    </style:style>
    <style:style style:name="gr24" style:family="graphic" style:parent-style-name="standard">
      <style:graphic-properties draw:textarea-horizontal-align="justify" draw:textarea-vertical-align="middle" draw:auto-grow-height="false" fo:min-height="2.042cm" fo:min-width="2.744cm"/>
    </style:style>
    <style:style style:name="gr25" style:family="graphic" style:parent-style-name="standard">
      <style:graphic-properties draw:textarea-horizontal-align="justify" draw:textarea-vertical-align="middle" draw:auto-grow-height="false" fo:min-height="2.615cm" fo:min-width="4.27cm"/>
    </style:style>
    <style:style style:name="gr26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756cm" fo:min-width="3.411cm"/>
    </style:style>
    <style:style style:name="gr29" style:family="graphic" style:parent-style-name="standard">
      <style:graphic-properties draw:textarea-horizontal-align="justify" draw:textarea-vertical-align="middle" draw:auto-grow-height="false" fo:min-height="1.469cm" fo:min-width="4.394cm"/>
    </style:style>
    <style:style style:name="gr30" style:family="graphic" style:parent-style-name="standard">
      <style:graphic-properties draw:stroke="none" svg:stroke-color="#000000" draw:fill="none" draw:fill-color="#ffffff" fo:min-height="1.56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29cm" fo:min-width="4.619cm"/>
    </style:style>
    <style:style style:name="gr32" style:family="graphic" style:parent-style-name="standard">
      <style:graphic-properties draw:textarea-horizontal-align="justify" draw:textarea-vertical-align="middle" draw:auto-grow-height="false" fo:min-height="2.329cm" fo:min-width="5.89cm"/>
    </style:style>
    <style:style style:name="gr33" style:family="graphic" style:parent-style-name="standard">
      <style:graphic-properties draw:textarea-horizontal-align="justify" draw:textarea-vertical-align="middle" draw:auto-grow-height="false" fo:min-height="0.61cm" fo:min-width="1.313cm"/>
    </style:style>
    <style:style style:name="gr34" style:family="graphic" style:parent-style-name="standard">
      <style:graphic-properties draw:textarea-horizontal-align="justify" draw:textarea-vertical-align="middle" draw:auto-grow-height="false" fo:min-height="1.787cm" fo:min-width="1.219cm"/>
    </style:style>
    <style:style style:name="gr35" style:family="graphic" style:parent-style-name="standard">
      <style:graphic-properties draw:textarea-horizontal-align="justify" draw:textarea-vertical-align="middle" draw:auto-grow-height="false" fo:min-height="0.61cm" fo:min-width="0.995cm"/>
    </style:style>
    <style:style style:name="gr36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672cm" fo:min-width="0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-color="#ffffff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.54cm" svg:x="3.695cm" svg:y="1.47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12.173cm" svg:height="1.905cm" svg:x="2.27cm" svg:y="2.27cm">
          <draw:text-box>
            <text:p>ΠΡΑΓΜΑΤΑ ΣΤΗΝ ΑΡΧΙΚΗ ΣΕΛΙΔΑ <text:span text:style-name="T1">ΕΝΟΣ</text:span> <text:span text:style-name="T1">ΠΑΝΕΠΙΣΤΗΜΙΟΥ</text:span></text:p>
          </draw:text-box>
        </draw:frame>
        <draw:frame draw:style-name="gr2" draw:text-style-name="P2" draw:layer="layout" svg:width="14.287cm" svg:height="1.905cm" svg:x="14.018cm" svg:y="2.27cm">
          <draw:text-box>
            <text:p>ΠΡΑΓΜΑΤΑ ΠΟΥ ΟΝΤΩΣ ΨΑΧΝΟΥΝ ΣΤΙΣ ΣΕΛΙΔΕΣ ΤΩΝ ΠΑΝΕΠΙΣΤΗΜΙΩΝ</text:p>
          </draw:text-box>
        </draw:frame>
        <draw:custom-shape draw:style-name="gr3" draw:text-style-name="P3" draw:layer="layout" svg:width="6.033cm" svg:height="3.175cm" svg:x="6.715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175cm" svg:height="3.493cm" svg:x="4.175cm" svg:y="7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08cm" svg:height="2.375cm" svg:x="2.587cm" svg:y="7.667cm">
          <draw:text-box>
            <text:p>ΝΕΑ ΑΠΟΦΟΙΤΩΝ</text:p>
          </draw:text-box>
        </draw:frame>
        <draw:custom-shape draw:style-name="gr6" draw:text-style-name="P3" draw:layer="layout" svg:width="4.128cm" svg:height="2.857cm" svg:x="7.66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594cm" svg:height="2.223cm" svg:x="11.153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0.953cm" svg:height="0.001cm" svg:x="11.477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175cm" svg:height="1.27cm" svg:x="9.437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6.667cm" svg:height="4.601cm" svg:x="6.715cm" svg:y="7.194cm">
          <draw:text-box>
            <text:p>ΠΡΟΩΘΗΣΗ ΠΑΝΕΠΙΣΤΗ-ΜΙΑΚΩΝ ΕΚΔΗΛΩΣΕΩΝ</text:p>
          </draw:text-box>
        </draw:frame>
        <draw:frame draw:style-name="gr11" draw:text-style-name="P2" draw:layer="layout" svg:width="7.303cm" svg:height="3.083cm" svg:x="6.079cm" svg:y="5.219cm">
          <draw:text-box>
            <text:p>ΦΩΤΟΓΡΑΦΙΕΣ ΤΩΝ ΕΓΚΑΤΑΣΤΑΣΕΩΝ</text:p>
          </draw:text-box>
        </draw:frame>
        <draw:custom-shape draw:style-name="gr12" draw:text-style-name="P3" draw:layer="layout" svg:width="7.303cm" svg:height="1.587cm" svg:x="2.587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6.35cm" svg:height="1.439cm" svg:x="2.587cm" svg:y="10.673cm">
          <draw:text-box>
            <text:p>ΑΝΑΚΟΙΝΩΣΕΙΣ</text:p>
          </draw:text-box>
        </draw:frame>
        <draw:custom-shape draw:style-name="gr14" draw:text-style-name="P3" draw:layer="layout" svg:width="5.397cm" svg:height="2.858cm" svg:x="3.222cm" svg:y="12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4.128cm" svg:height="0.953cm" svg:x="3.857cm" svg:y="14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7.938cm" svg:height="2.594cm" svg:x="5.127cm" svg:y="11.788cm">
          <draw:text-box>
            <text:p>Η ΦΙΛΟΣΟΦΙΑ ΤΟΥ ΠΑΝΕΠΙΣΤΗΜΙΟΥ</text:p>
          </draw:text-box>
        </draw:frame>
        <draw:custom-shape draw:style-name="gr17" draw:text-style-name="P3" draw:layer="layout" svg:width="3.493cm" svg:height="2.858cm" svg:x="8.937cm" svg:y="13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1.905cm" svg:height="1.905cm" svg:x="11.16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6.032cm" svg:height="1.667cm" svg:x="3.857cm" svg:y="13.7cm">
          <draw:text-box>
            <text:p>ΓΡΑΜΜΑ ΑΠΟ ΤΟΝ ΠΡΥΤΑΝΗ</text:p>
          </draw:text-box>
        </draw:frame>
        <draw:custom-shape draw:style-name="gr20" draw:text-style-name="P3" draw:layer="layout" svg:width="6.033cm" svg:height="1.27cm" svg:x="6.397cm" svg:y="16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4.762cm" svg:height="3.083cm" svg:x="8.302cm" svg:y="15.922cm">
          <draw:text-box>
            <text:p>ΕΙΚΟΝΙΚΗ ΠΕΡΙΗΓΗΣΗ</text:p>
          </draw:text-box>
        </draw:frame>
        <draw:custom-shape draw:style-name="gr21" draw:text-style-name="P3" draw:layer="layout" svg:width="3.492cm" svg:height="3.81cm" svg:x="13.065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" draw:layer="layout" svg:width="4.762cm" svg:height="3.229cm" svg:x="12.43cm" svg:y="9.836cm">
          <draw:text-box>
            <text:p>ΠΛΗΡΕΣ ΟΝΟΜΑ ΤΟΥ ΠΑΝΕΠΙ-ΣΤΗΜΙΟΥ</text:p>
          </draw:text-box>
        </draw:frame>
        <draw:custom-shape draw:style-name="gr23" draw:text-style-name="P3" draw:layer="layout" svg:width="7.937cm" svg:height="1.905cm" svg:x="16.24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3.492cm" svg:height="2.54cm" svg:x="17.51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5.08cm" svg:height="3.175cm" svg:x="21.32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9.525cm" svg:height="2.857cm" svg:x="15.287cm" svg:y="5.445cm">
          <draw:text-box>
            <text:p>ΚΑΤΑΛΟΓΟΣ ΔΙΔΑΚΤΙΚΟΥ ΠΡΟΣΩΠΙΚΟΥ ΜΕ ΤΗΛΕΦΩΝΑ ΚΑΙ EMAIL</text:p>
          </draw:text-box>
        </draw:frame>
        <draw:frame draw:style-name="gr11" draw:text-style-name="P2" draw:layer="layout" svg:width="5.397cm" svg:height="3.083cm" svg:x="16.875cm" svg:y="7.985cm">
          <draw:text-box>
            <text:p>ΔΙΕΥΘΥΝΣΗ ΠΑΝΕΠΙΣΤΗ-ΜΙΟΥΠΟΛΗΣ</text:p>
          </draw:text-box>
        </draw:frame>
        <draw:frame draw:style-name="gr27" draw:text-style-name="P2" draw:layer="layout" svg:width="4.445cm" svg:height="2.858cm" svg:x="22.59cm" svg:y="8.62cm">
          <draw:text-box>
            <text:p>ΦΟΡΜΕΣ ΑΙΤΗΣΕΩΝ</text:p>
          </draw:text-box>
        </draw:frame>
        <draw:custom-shape draw:style-name="gr28" draw:text-style-name="P3" draw:layer="layout" svg:width="4.127cm" svg:height="2.222cm" svg:x="17.51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draw:layer="layout" svg:width="5.08cm" svg:height="1.905cm" svg:x="21.955cm" svg:y="10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" draw:layer="layout" svg:width="5.398cm" svg:height="1.813cm" svg:x="18.462cm" svg:y="10.617cm">
          <draw:text-box>
            <text:p>ΑΚΑΔΗΜΑΪΚΟ ΗΜΕΡΟΛΟΓΙΟ</text:p>
          </draw:text-box>
        </draw:frame>
        <draw:custom-shape draw:style-name="gr31" draw:text-style-name="P3" draw:layer="layout" svg:width="5.397cm" svg:height="2.857cm" svg:x="20.05cm" svg:y="1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layout" svg:width="6.668cm" svg:height="2.857cm" svg:x="17.192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.905cm" svg:height="0.952cm" svg:x="20.685cm" svg:y="17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1.905cm" svg:height="2.223cm" svg:x="16.24cm" svg:y="15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1.587cm" svg:height="0.952cm" svg:x="15.605cm" svg:y="16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" draw:layer="layout" svg:width="5.397cm" svg:height="2.54cm" svg:x="16.557cm" svg:y="12.747cm">
          <draw:text-box>
            <text:p>ΛΙΣΤΕΣ ΤΜΗΜΑΤΩΝ/ ΜΑΘΗΜΑΤΩΝ</text:p>
          </draw:text-box>
        </draw:frame>
        <draw:frame draw:style-name="gr5" draw:text-style-name="P2" draw:layer="layout" svg:width="5.397cm" svg:height="2.375cm" svg:x="21.638cm" svg:y="12.43cm">
          <draw:text-box>
            <text:p>ΤΗΛΕΦΩΝΑ ΓΡΑΜΜΑΤΕΙΑΣ </text:p>
          </draw:text-box>
        </draw:frame>
        <draw:frame draw:style-name="gr30" draw:text-style-name="P2" draw:layer="layout" svg:width="4.763cm" svg:height="1.813cm" svg:x="15.604cm" svg:y="15.922cm">
          <draw:text-box>
            <text:p>ΠΡΟΓΡΑΜΜΑ ΤΜΗΜΑΤΟΣ</text:p>
          </draw:text-box>
        </draw:frame>
        <draw:custom-shape draw:style-name="gr37" draw:text-style-name="P3" draw:layer="layout" svg:width="0.318cm" svg:height="0.952cm" svg:x="26.717cm" svg:y="12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8" draw:layer="layout" svg:width="1.214cm" svg:height="0.998cm" svg:x="22.192cm" svg:y="17.225cm" svg:viewBox="0 0 1215 999" svg:d="M0 0c207 325 161 1006 729 999l243-270 243-297v-162z">
          <text:p/>
        </draw:path>
        <draw:path draw:style-name="gr39" draw:text-style-name="P4" draw:layer="layout" svg:width="2.235cm" svg:height="1.37cm" svg:x="21.955cm" svg:y="16.456cm" svg:viewBox="0 0 2236 1371" svg:d="M216 48c346 92 710 268 1080 27 336-219 809 78 918 432 102 330-174 665-486 783-310 117-630 60-945 81l-270-54-270-54-243-27z">
          <text:p/>
        </draw:path>
        <draw:frame draw:style-name="gr36" draw:text-style-name="P5" draw:layer="layout" svg:width="4.128cm" svg:height="2.54cm" svg:x="21.002cm" svg:y="14.97cm">
          <draw:text-box>
            <text:p>ΧΑΡΤΗΣ ΠΑΝΕΠΙ-ΣΤΗΜΙΟΥ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xkcd" svg:font-family="xkcd" style:font-pitch="variable"/>
    <style:font-face style:name="xkcd1" svg:font-family="xkcd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1D0000017A9504862EF277AFC1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>
        <style:tab-stops/>
      </style:paragraph-properties>
      <style:text-properties fo:font-variant="normal" fo:text-transform="none" fo:color="#333333" loext:opacity="100%" style:text-outline="false" style:text-line-through-style="none" style:text-line-through-type="none" style:font-name="Comic Sans MS1" fo:font-family="'Comic Sans MS'" style:font-style-name="Regular" style:font-family-generic="script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  <style:text-properties style:font-name="xkcd1" fo:font-family="xkcd" style:font-style-name="Bold" style:font-pitch="variable" fo:font-size="42pt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5T22:42:24.277412180</meta:creation-date>
    <dc:date>2023-04-20T17:55:49.719943887</dc:date>
    <meta:editing-duration>PT19H56M13S</meta:editing-duration>
    <meta:editing-cycles>8</meta:editing-cycles>
    <meta:generator>LibreOffice/7.3.7.2$Linux_X86_64 LibreOffice_project/30$Build-2</meta:generator>
    <meta:document-statistic meta:object-count="45"/>
  </office:meta>
</office:document-meta>
</file>